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790" officeooo:paragraph-rsid="00171790"/>
    </style:style>
    <style:style style:name="P2" style:family="paragraph" style:parent-style-name="Standard">
      <style:text-properties officeooo:rsid="00171790" officeooo:paragraph-rsid="001a7792"/>
    </style:style>
    <style:style style:name="P3" style:family="paragraph" style:parent-style-name="Standard">
      <style:text-properties officeooo:rsid="00171790" officeooo:paragraph-rsid="0020f621"/>
    </style:style>
    <style:style style:name="P4" style:family="paragraph" style:parent-style-name="Standard" style:list-style-name="L2">
      <style:text-properties officeooo:rsid="00171790" officeooo:paragraph-rsid="00171790"/>
    </style:style>
    <style:style style:name="P5" style:family="paragraph" style:parent-style-name="Standard" style:list-style-name="L3">
      <style:text-properties officeooo:rsid="00171790" officeooo:paragraph-rsid="00171790"/>
    </style:style>
    <style:style style:name="P6" style:family="paragraph" style:parent-style-name="Standard" style:list-style-name="L3">
      <style:text-properties officeooo:rsid="00171790" officeooo:paragraph-rsid="0018a8f4"/>
    </style:style>
    <style:style style:name="P7" style:family="paragraph" style:parent-style-name="Standard" style:list-style-name="L4">
      <style:text-properties officeooo:rsid="00171790" officeooo:paragraph-rsid="00171790"/>
    </style:style>
    <style:style style:name="P8" style:family="paragraph" style:parent-style-name="Standard" style:list-style-name="L5">
      <style:text-properties officeooo:rsid="00171790" officeooo:paragraph-rsid="00171790"/>
    </style:style>
    <style:style style:name="P9" style:family="paragraph" style:parent-style-name="Standard" style:list-style-name="L6">
      <style:text-properties officeooo:rsid="00171790" officeooo:paragraph-rsid="00171790"/>
    </style:style>
    <style:style style:name="P10" style:family="paragraph" style:parent-style-name="Standard" style:list-style-name="L7">
      <style:text-properties officeooo:rsid="00171790" officeooo:paragraph-rsid="00171790"/>
    </style:style>
    <style:style style:name="P11" style:family="paragraph" style:parent-style-name="Standard" style:list-style-name="L8">
      <style:text-properties officeooo:rsid="00171790" officeooo:paragraph-rsid="00171790"/>
    </style:style>
    <style:style style:name="P12" style:family="paragraph" style:parent-style-name="Standard" style:list-style-name="L9">
      <style:text-properties officeooo:rsid="00171790" officeooo:paragraph-rsid="0020f621"/>
    </style:style>
    <style:style style:name="P13" style:family="paragraph" style:parent-style-name="Standard">
      <style:text-properties fo:font-weight="bold" officeooo:rsid="00171790" officeooo:paragraph-rsid="0017179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71790" officeooo:paragraph-rsid="00171790" style:font-size-asian="18pt" style:font-weight-asian="bold" style:font-size-complex="18pt" style:font-weight-complex="bold"/>
    </style:style>
    <style:style style:name="P15" style:family="paragraph" style:parent-style-name="Standard" style:list-style-name="L3">
      <style:text-properties officeooo:rsid="0018a8f4" officeooo:paragraph-rsid="0018a8f4"/>
    </style:style>
    <style:style style:name="P16" style:family="paragraph" style:parent-style-name="Standard" style:list-style-name="L4">
      <style:text-properties officeooo:rsid="001a7792" officeooo:paragraph-rsid="001a7792"/>
    </style:style>
    <style:style style:name="P17" style:family="paragraph" style:parent-style-name="Standard" style:list-style-name="L5">
      <style:text-properties officeooo:rsid="001c3b04" officeooo:paragraph-rsid="001c3b04"/>
    </style:style>
    <style:style style:name="P18" style:family="paragraph" style:parent-style-name="Standard" style:list-style-name="L6">
      <style:text-properties officeooo:rsid="001c3b04" officeooo:paragraph-rsid="001c3b04"/>
    </style:style>
    <style:style style:name="P19" style:family="paragraph" style:parent-style-name="Standard" style:list-style-name="L7">
      <style:text-properties officeooo:rsid="001c3b04" officeooo:paragraph-rsid="001c3b04"/>
    </style:style>
    <style:style style:name="P20" style:family="paragraph" style:parent-style-name="Standard" style:list-style-name="L8">
      <style:text-properties officeooo:rsid="001c3b04" officeooo:paragraph-rsid="001c3b04"/>
    </style:style>
    <style:style style:name="P21" style:family="paragraph" style:parent-style-name="Standard" style:list-style-name="L9">
      <style:text-properties officeooo:rsid="0024f4c9" officeooo:paragraph-rsid="0024f4c9"/>
    </style:style>
    <style:style style:name="T1" style:family="text">
      <style:text-properties officeooo:rsid="0017d41a"/>
    </style:style>
    <style:style style:name="T2" style:family="text">
      <style:text-properties officeooo:rsid="0018a8f4"/>
    </style:style>
    <style:style style:name="T3" style:family="text">
      <style:text-properties officeooo:rsid="001a7792"/>
    </style:style>
    <style:style style:name="T4" style:family="text">
      <style:text-properties officeooo:rsid="001c3b04"/>
    </style:style>
    <style:style style:name="T5" style:family="text">
      <style:text-properties officeooo:rsid="001f01ea"/>
    </style:style>
    <style:style style:name="T6" style:family="text">
      <style:text-properties officeooo:rsid="0020f621"/>
    </style:style>
    <style:style style:name="T7" style:family="text">
      <style:text-properties officeooo:rsid="002268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mplementation</text:p>
      <text:p text:style-name="P1"/>
      <text:p text:style-name="P1"/>
      <text:p text:style-name="P1"/>
      <text:p text:style-name="P13">BOT details:</text:p>
      <text:p text:style-name="P1"/>
      <text:list xml:id="list3929994092251864118" text:style-name="L2">
        <text:list-item>
          <text:p text:style-name="P4">Bot credentials used in class 'YouTubeBot'' </text:p>
          <text:p text:style-name="P4"/>
          <text:p text:style-name="P4">id : teamchatt2@gmail.com </text:p>
          <text:p text:style-name="P4">password : gupshup</text:p>
          <text:p text:style-name="P4"/>
        </text:list-item>
        <text:list-item>
          <text:p text:style-name="P4">Google <text:span text:style-name="T7">credentials</text:span> are used in class 'YoutubeBotServlet' </text:p>
          <text:p text:style-name="P4">such as API key, ClientId, ClientSecret are got from the link</text:p>
          <text:p text:style-name="P4"><text:tab/><text:a xlink:type="simple" xlink:href="https://console.developers.google.com/">https://console.developers.google.com/</text:a></text:p>
          <text:p text:style-name="P4">where you have to create a project to get the credentials.</text:p>
          <text:p text:style-name="P4"/>
        </text:list-item>
        <text:list-item>
          <text:p text:style-name="P4">A property file will be created with the user mailid in the location “/home/intern11/”</text:p>
        </text:list-item>
      </text:list>
      <text:p text:style-name="P1"/>
      <text:p text:style-name="P13">O<text:span text:style-name="T6">A</text:span>uth:</text:p>
      <text:p text:style-name="P1"/>
      <text:list xml:id="list2726657505347905295" text:style-name="L3">
        <text:list-item>
          <text:p text:style-name="P5">At present, Google is using OAuth 2.0</text:p>
          <text:p text:style-name="P5"/>
        </text:list-item>
        <text:list-item>
          <text:p text:style-name="P5">The users Oauth details are stored in property files (<text:span text:style-name="T1">client_id, client_secret, access_token, token_type, refresh_token</text:span>).</text:p>
          <text:p text:style-name="P5"/>
        </text:list-item>
        <text:list-item>
          <text:p text:style-name="P5">CallBack URL is “localhost”.(servlet named Sample)</text:p>
          <text:p text:style-name="P5"/>
        </text:list-item>
        <text:list-item>
          <text:p text:style-name="P6">Created a class named “YoutubeBotServlet” to fetch the Authorization URL</text:p>
          <text:p text:style-name="P5"/>
        </text:list-item>
        <text:list-item>
          <text:p text:style-name="P5">After user authorizes, it'll be re-directed to callback url <text:span text:style-name="T2">which should be same as you specified in credential</text:span>.</text:p>
          <text:p text:style-name="P5"/>
        </text:list-item>
        <text:list-item>
          <text:p text:style-name="P5">From the call back URL <text:span text:style-name="T2">authorization_code</text:span> is extracted and forwarded to Class named </text:p>
          <text:p text:style-name="P5"><text:span text:style-name="T2">YoutubeConnect</text:span>.</text:p>
          <text:p text:style-name="P5"/>
        </text:list-item>
        <text:list-item>
          <text:p text:style-name="P6">In <text:span text:style-name="T2">YoutubeConnect</text:span> class, <text:span text:style-name="T2">authorization_code</text:span> is traded for access<text:span text:style-name="T2">t</text:span>oken and the <text:span text:style-name="T2">refresh token.</text:span></text:p>
          <text:p text:style-name="P15"/>
        </text:list-item>
        <text:list-item>
          <text:p text:style-name="P15">The access token will automatically expires in 3600 seconds, so you have <text:span text:style-name="T3">to</text:span> save the refresh token which is used to get the new access token after every time <text:span text:style-name="T3">access token</text:span> expires.</text:p>
          <text:p text:style-name="P5"/>
        </text:list-item>
        <text:list-item>
          <text:p text:style-name="P5">In <text:span text:style-name="T3">Youtube</text:span>Connect, <text:span text:style-name="T3">on the teamchat user's mailid a property file will be created and the token details are stored.</text:span></text:p>
        </text:list-item>
      </text:list>
      <text:p text:style-name="P1"/>
      <text:p text:style-name="P1"/>
      <text:p text:style-name="P13">Keywords included:</text:p>
      <text:p text:style-name="P1"/>
      <text:p text:style-name="P1"><text:tab/>1. <text:span text:style-name="T3">youtube</text:span>help – <text:span text:style-name="T3">It will display all the keywords with its uses.</text:span></text:p>
      <text:p text:style-name="P1"/>
      <text:p text:style-name="P1"><text:tab/>2. connect<text:span text:style-name="T3">youtube</text:span> – <text:span text:style-name="T3">Used to connect to youtube account with your teamchat account using <text:tab/><text:tab/><text:tab/><text:tab/>OAuth.</text:span></text:p>
      <text:p text:style-name="P1"/>
      <text:p text:style-name="P1"><text:soft-page-break/></text:p>
      <text:p text:style-name="P1"><text:tab/>3. disconnect<text:span text:style-name="T3">youtube</text:span>– It <text:span text:style-name="T3">will disconnect the youtube account from the teamchat account by <text:tab/><text:tab/><text:tab/><text:tab/>deleting the property file.</text:span></text:p>
      <text:p text:style-name="P1"/>
      <text:p text:style-name="P2"><text:span text:style-name="T3"><text:tab/>4. searchbykeyword <text:s text:c="2"/>- <text:s text:c="2"/>To search videos related to the keyword</text:span></text:p>
      <text:p text:style-name="P2"/>
      <text:p text:style-name="P2"><text:span text:style-name="T3"><text:tab/>5. searchbytopic <text:s text:c="2"/>- <text:s text:c="2"/>To search videos under a category</text:span></text:p>
      <text:p text:style-name="P2"/>
      <text:p text:style-name="P2"><text:span text:style-name="T3"><text:tab/>6. searchchannel <text:s text:c="2"/>- <text:s text:c="2"/>To search channel related to the keyword</text:span></text:p>
      <text:p text:style-name="P2"/>
      <text:p text:style-name="P2"><text:span text:style-name="T3"><text:tab/>7. subscribechannel <text:s text:c="2"/>- <text:s text:c="2"/>To subscribe a channel using channel id</text:span></text:p>
      <text:p text:style-name="P2"/>
      <text:p text:style-name="P2"><text:span text:style-name="T3"><text:tab/>8. channelbulletin <text:s text:c="2"/>- <text:s text:c="2"/>To post a video in your channel by providing video id</text:span></text:p>
      <text:p text:style-name="P2"/>
      <text:p text:style-name="P2"><text:span text:style-name="T3"><text:tab/>9. createplaylist <text:s text:c="2"/>- <text:s text:c="2"/>To ceate a playlist by providing video id</text:span></text:p>
      <text:p text:style-name="P2"/>
      <text:p text:style-name="P2"><text:span text:style-name="T3"><text:tab/>10. uploadvideo <text:s text:c="2"/>- <text:s text:c="2"/>To upload a video into your channel by providing the location</text:span></text:p>
      <text:p text:style-name="P2"/>
      <text:p text:style-name="P2"><text:span text:style-name="T3"><text:tab/>11. myuploads <text:s text:c="2"/>- <text:s text:c="2"/>Reterive the details of the video uploaded by you</text:span> </text:p>
      <text:p text:style-name="P1"/>
      <text:p text:style-name="P13"/>
      <text:p text:style-name="P13"><text:span text:style-name="T3">F</text:span>eatures</text:p>
      <text:p text:style-name="P1"/>
      <text:p text:style-name="P1">1. <text:span text:style-name="T3">Searching</text:span></text:p>
      <text:p text:style-name="P1"/>
      <text:list xml:id="list6001778913392996641" text:style-name="L4">
        <text:list-item>
          <text:p text:style-name="P7"><text:span text:style-name="T3">Searching video, topic or channel does not need clientid or secretkey since no login details are required to search in youtube.</text:span></text:p>
          <text:p text:style-name="P7"/>
        </text:list-item>
        <text:list-item>
          <text:p text:style-name="P16">But the <text:span text:style-name="T4">you</text:span> <text:span text:style-name="T4">need API key to access youtube api, which you got while creating project in google account.</text:span></text:p>
        </text:list-item>
      </text:list>
      <text:p text:style-name="P1"/>
      <text:p text:style-name="P1">2. <text:span text:style-name="T4">Subscribe Channel</text:span></text:p>
      <text:p text:style-name="P1"/>
      <text:list xml:id="list7007872072788018432" text:style-name="L5">
        <text:list-item>
          <text:p text:style-name="P8"><text:span text:style-name="T4">The user has to mention the channel id or channel name to subscribe.</text:span></text:p>
          <text:p text:style-name="P8"/>
        </text:list-item>
        <text:list-item>
          <text:p text:style-name="P17">But to do that the user has to login, so using servlet get the permission from the user and store <text:s/>the tokens in the property file.</text:p>
          <text:p text:style-name="P17"/>
        </text:list-item>
        <text:list-item>
          <text:p text:style-name="P17">Then access the property file to login and subscribe the channel</text:p>
        </text:list-item>
      </text:list>
      <text:p text:style-name="P1"/>
      <text:p text:style-name="P1">3. <text:span text:style-name="T4">Channel Bulletin</text:span></text:p>
      <text:p text:style-name="P1"/>
      <text:list xml:id="list5320804297748572148" text:style-name="L6">
        <text:list-item>
          <text:p text:style-name="P9"><text:span text:style-name="T4">The user has to mention the video id and description to post.</text:span></text:p>
          <text:p text:style-name="P9"/>
        </text:list-item>
        <text:list-item>
          <text:p text:style-name="P18">Get the tokens from the property file.</text:p>
          <text:p text:style-name="P18"/>
        </text:list-item>
        <text:list-item>
          <text:p text:style-name="P18">Then access the property file to login and post it in the channel</text:p>
        </text:list-item>
      </text:list>
      <text:p text:style-name="P1"/>
      <text:p text:style-name="P1">4. <text:span text:style-name="T4">Playlist</text:span></text:p>
      <text:p text:style-name="P1"/>
      <text:list xml:id="list2503919914657363905" text:style-name="L7">
        <text:list-item>
          <text:p text:style-name="P10"><text:span text:style-name="T4">Get the playlist name and video ids for the videos playlist has to be created from the user.</text:span></text:p>
          <text:p text:style-name="P19"/>
        </text:list-item>
        <text:list-item>
          <text:p text:style-name="P19"><text:soft-page-break/>Get the tokens from the property file.</text:p>
          <text:p text:style-name="P19"/>
        </text:list-item>
        <text:list-item>
          <text:p text:style-name="P19">Then access the property file to login and create the playlist</text:p>
        </text:list-item>
      </text:list>
      <text:p text:style-name="P1"/>
      <text:p text:style-name="P1">5. <text:span text:style-name="T4">Upload Video</text:span></text:p>
      <text:p text:style-name="P1"/>
      <text:list xml:id="list4613890159613427061" text:style-name="L8">
        <text:list-item>
          <text:p text:style-name="P11"><text:span text:style-name="T4">Get the video location and description from the user.</text:span></text:p>
          <text:p text:style-name="P11"/>
        </text:list-item>
        <text:list-item>
          <text:p text:style-name="P20">Get the tokens from the property file.</text:p>
          <text:p text:style-name="P20"/>
        </text:list-item>
        <text:list-item>
          <text:p text:style-name="P20">Then access the property file to login and upload the video to the user channel.</text:p>
          <text:p text:style-name="P20">(If the user has more than one channel then it will be uploaded to the first)</text:p>
        </text:list-item>
      </text:list>
      <text:p text:style-name="P1"/>
      <text:p text:style-name="P1">6. <text:span text:style-name="T5">MyUploads</text:span></text:p>
      <text:p text:style-name="P1"/>
      <text:list xml:id="list7999213940057245981" text:style-name="L9">
        <text:list-item>
          <text:p text:style-name="P12"><text:span text:style-name="T4">Get the tokens from the property file.</text:span></text:p>
          <text:p text:style-name="P21"/>
        </text:list-item>
        <text:list-item>
          <text:p text:style-name="P12"><text:span text:style-name="T4">Then access the property file to login and get the details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0:32:16.281036879</meta:creation-date>
    <dc:date>2015-06-22T11:36:43.834184065</dc:date>
    <meta:editing-duration>PT49M13S</meta:editing-duration>
    <meta:editing-cycles>8</meta:editing-cycles>
    <meta:generator>LibreOffice/4.2.3.3$Linux_X86_64 LibreOffice_project/420m0$Build-3</meta:generator>
    <meta:document-statistic meta:table-count="0" meta:image-count="0" meta:object-count="0" meta:page-count="3" meta:paragraph-count="78" meta:word-count="621" meta:character-count="3500" meta:non-whitespace-character-count="2932"/>
  </office:meta>
</office:document-meta>
</file>